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ard" style:master-page-name="MPF0" style:family="paragraph">
      <style:paragraph-properties fo:break-before="page" fo:text-align="justify"/>
    </style:style>
    <style:style style:name="T4" style:parent-style-name="Standaardalinea-lettertype" style:family="text">
      <style:text-properties style:font-name="Verdana" style:font-name-complex="Tahoma"/>
    </style:style>
    <style:style style:name="T5" style:parent-style-name="Standaardalinea-lettertype" style:family="text">
      <style:text-properties style:font-name="Verdana" style:font-name-complex="Tahoma" fo:font-size="8pt" style:font-size-asian="8pt" style:font-size-complex="8pt"/>
    </style:style>
    <style:style style:name="T6" style:parent-style-name="Standaardalinea-lettertype" style:family="text">
      <style:text-properties style:font-name="Verdana" style:font-name-complex="Tahoma" fo:font-size="8pt" style:font-size-asian="8pt" style:font-size-complex="8pt"/>
    </style:style>
    <style:style style:name="T7" style:parent-style-name="Standaardalinea-lettertype" style:family="text">
      <style:text-properties style:font-name="Verdana" style:font-name-complex="Tahoma" fo:font-size="8pt" style:font-size-asian="8pt" style:font-size-complex="8pt"/>
    </style:style>
    <style:style style:name="T8" style:parent-style-name="Standaardalinea-lettertype" style:family="text">
      <style:text-properties style:font-name="Verdana" style:font-name-complex="Tahoma" fo:font-size="8pt" style:font-size-asian="8pt" style:font-size-complex="8pt"/>
    </style:style>
    <style:style style:name="P9" style:parent-style-name="Standaard" style:family="paragraph">
      <style:paragraph-properties fo:text-align="justify"/>
      <style:text-properties style:font-name="Verdana" style:font-name-complex="Tahoma" fo:font-weight="bold" style:font-weight-asian="bold" fo:font-size="8pt" style:font-size-asian="8pt" style:font-size-complex="8pt"/>
    </style:style>
    <style:style style:name="TableColumn11" style:family="table-column">
      <style:table-column-properties style:column-width="1.4173in" style:use-optimal-column-width="false"/>
    </style:style>
    <style:style style:name="TableColumn12" style:family="table-column">
      <style:table-column-properties style:column-width="1.302in" style:use-optimal-column-width="false"/>
    </style:style>
    <style:style style:name="TableColumn13" style:family="table-column">
      <style:table-column-properties style:column-width="4.4659in" style:use-optimal-column-width="false"/>
    </style:style>
    <style:style style:name="Table10" style:family="table">
      <style:table-properties style:width="7.1854in" fo:margin-left="0.0381in" table:align="left"/>
    </style:style>
    <style:style style:name="TableRow14" style:family="table-row">
      <style:table-row-properties style:min-row-height="0.1833in" style:use-optimal-row-height="false"/>
    </style:style>
    <style:style style:name="TableCell15" style:family="table-cell">
      <style:table-cell-properties fo:border="0.0069in solid #000000" fo:background-color="#C0C0C0" fo:padding-top="0in" fo:padding-left="0.0486in" fo:padding-bottom="0in" fo:padding-right="0.0486in" fo:wrap-option="no-wrap"/>
    </style:style>
    <style:style style:name="P16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17" style:family="table-cell">
      <style:table-cell-properties fo:border-top="0.0069in solid #000000" fo:border-left="none" fo:border-bottom="0.0069in solid #000000" fo:border-right="0.0069in solid #000000" fo:background-color="#C0C0C0" fo:padding-top="0in" fo:padding-left="0.0486in" fo:padding-bottom="0in" fo:padding-right="0.0486in" fo:wrap-option="no-wrap"/>
    </style:style>
    <style:style style:name="P18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19" style:family="table-cell">
      <style:table-cell-properties fo:border="0.0069in solid #000000" fo:background-color="#C0C0C0" fo:padding-top="0in" fo:padding-left="0.0486in" fo:padding-bottom="0in" fo:padding-right="0.0486in" fo:wrap-option="no-wrap"/>
    </style:style>
    <style:style style:name="P20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Row21" style:family="table-row">
      <style:table-row-properties style:min-row-height="0.1833in" style:use-optimal-row-height="false"/>
    </style:style>
    <style:style style:name="TableCell22" style:family="table-cell">
      <style:table-cell-properties fo:border="0.0069in solid #000000" fo:background-color="#DBE5F1" fo:padding-top="0in" fo:padding-left="0.0486in" fo:padding-bottom="0in" fo:padding-right="0.0486in" fo:wrap-option="no-wrap"/>
    </style:style>
    <style:style style:name="P23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24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25" style:family="table-row">
      <style:table-row-properties style:min-row-height="0.1833in" style:use-optimal-row-height="false"/>
    </style:style>
    <style:style style:name="TableCell26" style:family="table-cell">
      <style:table-cell-properties fo:border="0.0069in solid #000000" fo:padding-top="0in" fo:padding-left="0.0486in" fo:padding-bottom="0in" fo:padding-right="0.0486in" fo:wrap-option="no-wrap"/>
    </style:style>
    <style:style style:name="P2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0" style:family="table-cell">
      <style:table-cell-properties fo:border="0.0069in solid #000000" fo:padding-top="0in" fo:padding-left="0.0486in" fo:padding-bottom="0in" fo:padding-right="0.0486in" fo:wrap-option="no-wrap"/>
    </style:style>
    <style:style style:name="P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" style:family="table-row">
      <style:table-row-properties style:min-row-height="0.1833in"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3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3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" style:family="table-row">
      <style:table-row-properties style:min-row-height="0.1833in" style:use-optimal-row-height="false"/>
    </style:style>
    <style:style style:name="TableCell4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4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4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" style:family="table-row">
      <style:table-row-properties style:min-row-height="0.1833in" style:use-optimal-row-height="false"/>
    </style:style>
    <style:style style:name="TableCell47" style:family="table-cell">
      <style:table-cell-properties fo:border="0.0069in solid #000000" fo:background-color="#DBE5F1" fo:padding-top="0in" fo:padding-left="0.0486in" fo:padding-bottom="0in" fo:padding-right="0.0486in" fo:wrap-option="no-wrap"/>
    </style:style>
    <style:style style:name="P48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49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50" style:family="table-row">
      <style:table-row-properties style:min-row-height="0.1833in" style:use-optimal-row-height="false"/>
    </style:style>
    <style:style style:name="TableCell5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5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" style:family="table-row">
      <style:table-row-properties style:min-row-height="0.1833in" style:use-optimal-row-height="false"/>
    </style:style>
    <style:style style:name="TableCell58" style:family="table-cell">
      <style:table-cell-properties fo:border="0.0069in solid #000000" fo:background-color="#DBE5F1" fo:padding-top="0in" fo:padding-left="0.0486in" fo:padding-bottom="0in" fo:padding-right="0.0486in" fo:wrap-option="no-wrap"/>
    </style:style>
    <style:style style:name="P59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60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61" style:family="table-row">
      <style:table-row-properties style:min-row-height="0.1833in"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6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6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" style:family="table-row">
      <style:table-row-properties style:min-row-height="0.1833in"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7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7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" style:family="table-row">
      <style:table-row-properties style:min-row-height="0.1833in"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7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" style:family="table-row">
      <style:table-row-properties style:min-row-height="0.1833in"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8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6" style:parent-style-name="Standaard" style:family="paragraph">
      <style:text-properties style:font-name="Verdana" fo:color="#000000" fo:font-size="8pt" style:font-size-asian="8pt" style:font-size-complex="8pt"/>
    </style:style>
    <style:style style:name="TableCell8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" style:family="table-row">
      <style:table-row-properties style:min-row-height="0.1833in"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9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2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9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9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6" style:family="table-row">
      <style:table-row-properties style:min-row-height="0.1833in"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9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0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0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3" style:family="table-row">
      <style:table-row-properties style:min-row-height="0.1833in" style:use-optimal-row-height="false"/>
    </style:style>
    <style:style style:name="TableCell10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0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0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0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0" style:family="table-row">
      <style:table-row-properties style:min-row-height="0.1833in" style:use-optimal-row-height="false"/>
    </style:style>
    <style:style style:name="TableCell111" style:family="table-cell">
      <style:table-cell-properties fo:border="0.0069in solid #000000" fo:background-color="#DBE5F1" fo:padding-top="0in" fo:padding-left="0.0486in" fo:padding-bottom="0in" fo:padding-right="0.0486in" fo:wrap-option="no-wrap"/>
    </style:style>
    <style:style style:name="P112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113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114" style:family="table-row">
      <style:table-row-properties style:min-row-height="0.1833in" style:use-optimal-row-height="false"/>
    </style:style>
    <style:style style:name="TableCell11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1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1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2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1" style:family="table-row">
      <style:table-row-properties style:min-row-height="0.1833in" style:use-optimal-row-height="false"/>
    </style:style>
    <style:style style:name="TableCell12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2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4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2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2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28" style:family="table-row">
      <style:table-row-properties style:min-row-height="0.1833in" style:use-optimal-row-height="false"/>
    </style:style>
    <style:style style:name="TableCell12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3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3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3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5" style:family="table-row">
      <style:table-row-properties style:min-row-height="0.1833in" style:use-optimal-row-height="false"/>
    </style:style>
    <style:style style:name="TableCell136" style:family="table-cell">
      <style:table-cell-properties fo:border="0.0069in solid #000000" fo:background-color="#DBE5F1" fo:padding-top="0in" fo:padding-left="0.0486in" fo:padding-bottom="0in" fo:padding-right="0.0486in" fo:wrap-option="no-wrap"/>
    </style:style>
    <style:style style:name="P137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138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139" style:family="table-row">
      <style:table-row-properties style:min-row-height="0.1833in" style:use-optimal-row-height="false"/>
    </style:style>
    <style:style style:name="TableCell14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4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4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45" style:parent-style-name="Standaard" style:family="paragraph">
      <style:text-properties style:font-name="Verdana" style:font-name-complex="Arial" fo:font-size="8pt" style:font-size-asian="8pt" style:font-size-complex="8pt" fo:language="fr" fo:country="FR"/>
    </style:style>
    <style:style style:name="TableRow146" style:family="table-row">
      <style:table-row-properties style:min-row-height="0.1833in" style:use-optimal-row-height="false"/>
    </style:style>
    <style:style style:name="TableCell147" style:family="table-cell">
      <style:table-cell-properties fo:border="0.0069in solid #000000" fo:background-color="#DBE5F1" fo:padding-top="0in" fo:padding-left="0.0486in" fo:padding-bottom="0in" fo:padding-right="0.0486in" fo:wrap-option="no-wrap"/>
    </style:style>
    <style:style style:name="P148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149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150" style:family="table-row">
      <style:table-row-properties style:min-row-height="0.1833in" style:use-optimal-row-height="false"/>
    </style:style>
    <style:style style:name="TableCell15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5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5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7" style:family="table-row">
      <style:table-row-properties style:min-row-height="0.1833in" style:use-optimal-row-height="false"/>
    </style:style>
    <style:style style:name="TableCell15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5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6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4" style:family="table-row">
      <style:table-row-properties style:min-row-height="0.1833in" style:use-optimal-row-height="false"/>
    </style:style>
    <style:style style:name="TableCell165" style:family="table-cell">
      <style:table-cell-properties fo:border="0.0069in solid #000000" fo:background-color="#DBE5F1" fo:padding-top="0in" fo:padding-left="0.0486in" fo:padding-bottom="0in" fo:padding-right="0.0486in" fo:wrap-option="no-wrap"/>
    </style:style>
    <style:style style:name="P166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167" style:family="table-row">
      <style:table-row-properties style:min-row-height="0.1833in"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0.0069in solid #000000" fo:background-color="#DBE5F1" fo:padding-top="0in" fo:padding-left="0.0486in" fo:padding-bottom="0in" fo:padding-right="0.0486in" fo:wrap-option="no-wrap"/>
    </style:style>
    <style:style style:name="P169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Cell170" style:family="table-cell">
      <style:table-cell-properties fo:border-top="none" fo:border-left="none" fo:border-bottom="0.0069in solid #000000" fo:border-right="0.0069in solid #000000" fo:background-color="#DBE5F1" fo:padding-top="0in" fo:padding-left="0.0486in" fo:padding-bottom="0in" fo:padding-right="0.0486in" fo:wrap-option="no-wrap"/>
    </style:style>
    <style:style style:name="P171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Cell172" style:family="table-cell">
      <style:table-cell-properties fo:border-top="none" fo:border-left="0.0069in solid #000000" fo:border-bottom="0.0069in solid #000000" fo:border-right="0.0069in solid #000000" fo:background-color="#DBE5F1" fo:padding-top="0in" fo:padding-left="0.0486in" fo:padding-bottom="0in" fo:padding-right="0.0486in" fo:wrap-option="no-wrap"/>
    </style:style>
    <style:style style:name="P173" style:parent-style-name="Standaard" style:family="paragraph">
      <style:text-properties style:font-name="Verdana" fo:font-size="8pt" style:font-size-asian="8pt" style:font-size-complex="8pt"/>
    </style:style>
    <style:style style:name="TableRow174" style:family="table-row">
      <style:table-row-properties style:min-row-height="0.1833in" style:use-optimal-row-height="false"/>
    </style:style>
    <style:style style:name="TableCell17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7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7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8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1" style:family="table-row">
      <style:table-row-properties style:min-row-height="0.1833in" style:use-optimal-row-height="false"/>
    </style:style>
    <style:style style:name="TableCell18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8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8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8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8" style:family="table-row">
      <style:table-row-properties style:min-row-height="0.1833in" style:use-optimal-row-height="false"/>
    </style:style>
    <style:style style:name="TableCell18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9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9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9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5" style:family="table-row">
      <style:table-row-properties style:min-row-height="0.1833in" style:use-optimal-row-height="false"/>
    </style:style>
    <style:style style:name="TableCell19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9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9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2" style:family="table-row">
      <style:table-row-properties style:min-row-height="0.1833in" style:use-optimal-row-height="false"/>
    </style:style>
    <style:style style:name="TableCell20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0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0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9" style:family="table-row">
      <style:table-row-properties style:min-row-height="0.1833in" style:use-optimal-row-height="false"/>
    </style:style>
    <style:style style:name="TableCell21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1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1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1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1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1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6" style:family="table-row">
      <style:table-row-properties style:min-row-height="0.1833in" style:use-optimal-row-height="false"/>
    </style:style>
    <style:style style:name="TableCell217" style:family="table-cell">
      <style:table-cell-properties fo:border="0.0069in solid #000000" fo:background-color="#DBE5F1" fo:padding-top="0in" fo:padding-left="0.0486in" fo:padding-bottom="0in" fo:padding-right="0.0486in" fo:wrap-option="no-wrap"/>
    </style:style>
    <style:style style:name="P218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219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220" style:family="table-row">
      <style:table-row-properties style:min-row-height="0.1833in" style:use-optimal-row-height="false"/>
    </style:style>
    <style:style style:name="TableCell22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2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2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2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2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7" style:family="table-row">
      <style:table-row-properties style:min-row-height="0.1833in" style:use-optimal-row-height="false"/>
    </style:style>
    <style:style style:name="TableCell22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2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3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3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3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4" style:family="table-row">
      <style:table-row-properties style:min-row-height="0.1833in" style:use-optimal-row-height="false"/>
    </style:style>
    <style:style style:name="TableCell23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3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3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3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3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4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1" style:family="table-row">
      <style:table-row-properties style:min-row-height="0.1833in" style:use-optimal-row-height="false"/>
    </style:style>
    <style:style style:name="TableCell24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4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4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4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4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4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8" style:family="table-row">
      <style:table-row-properties style:min-row-height="0.1833in" style:use-optimal-row-height="false"/>
    </style:style>
    <style:style style:name="TableCell24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5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5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5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5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5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5" style:family="table-row">
      <style:table-row-properties style:min-row-height="0.1833in" style:use-optimal-row-height="false"/>
    </style:style>
    <style:style style:name="TableCell25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5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5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5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6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2" style:family="table-row">
      <style:table-row-properties style:min-row-height="0.1833in" style:use-optimal-row-height="false"/>
    </style:style>
    <style:style style:name="TableCell26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6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6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6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6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9" style:family="table-row">
      <style:table-row-properties style:min-row-height="0.1833in" style:use-optimal-row-height="false"/>
    </style:style>
    <style:style style:name="TableCell27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7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7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7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7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7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6" style:family="table-row">
      <style:table-row-properties style:min-row-height="0.1833in" style:use-optimal-row-height="false"/>
    </style:style>
    <style:style style:name="TableCell27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7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7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8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8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8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3" style:family="table-row">
      <style:table-row-properties style:min-row-height="0.1833in" style:use-optimal-row-height="false"/>
    </style:style>
    <style:style style:name="TableCell284" style:family="table-cell">
      <style:table-cell-properties fo:border="0.0069in solid #000000" fo:background-color="#DBE5F1" fo:padding-top="0in" fo:padding-left="0.0486in" fo:padding-bottom="0in" fo:padding-right="0.0486in" fo:wrap-option="no-wrap"/>
    </style:style>
    <style:style style:name="P285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286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287" style:family="table-row">
      <style:table-row-properties style:min-row-height="0.1833in" style:use-optimal-row-height="false"/>
    </style:style>
    <style:style style:name="TableCell28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8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9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9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9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4" style:family="table-row">
      <style:table-row-properties style:min-row-height="0.1833in" style:use-optimal-row-height="false"/>
    </style:style>
    <style:style style:name="TableCell295" style:family="table-cell">
      <style:table-cell-properties fo:border="0.0069in solid #000000" fo:background-color="#DBE5F1" fo:padding-top="0in" fo:padding-left="0.0486in" fo:padding-bottom="0in" fo:padding-right="0.0486in" fo:wrap-option="no-wrap"/>
    </style:style>
    <style:style style:name="T296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297" style:parent-style-name="Standaardalinea-lettertype" style:family="text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298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299" style:family="table-row">
      <style:table-row-properties style:min-row-height="0.1833in" style:use-optimal-row-height="false"/>
    </style:style>
    <style:style style:name="TableCell30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30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0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30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0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305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Row306" style:family="table-row">
      <style:table-row-properties style:min-row-height="0.1833in" style:use-optimal-row-height="false"/>
    </style:style>
    <style:style style:name="TableCell30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30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0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31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1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31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3" style:family="table-row">
      <style:table-row-properties style:min-row-height="0.1833in" style:use-optimal-row-height="false"/>
    </style:style>
    <style:style style:name="TableCell31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31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1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31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1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31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0" style:family="table-row">
      <style:table-row-properties style:min-row-height="0.1833in" style:use-optimal-row-height="false"/>
    </style:style>
    <style:style style:name="TableCell32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32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2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32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2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3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7" style:family="table-row">
      <style:table-row-properties style:min-row-height="0.1833in" style:use-optimal-row-height="false"/>
    </style:style>
    <style:style style:name="TableCell328" style:family="table-cell">
      <style:table-cell-properties fo:border="0.0069in solid #000000" fo:background-color="#DBE5F1" fo:padding-top="0in" fo:padding-left="0.0486in" fo:padding-bottom="0in" fo:padding-right="0.0486in" fo:wrap-option="no-wrap"/>
    </style:style>
    <style:style style:name="T329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330" style:parent-style-name="Standaardalinea-lettertype" style:family="text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331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332" style:family="table-row">
      <style:table-row-properties style:min-row-height="0.1833in" style:use-optimal-row-height="false"/>
    </style:style>
    <style:style style:name="TableCell33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33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3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33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3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3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P339" style:parent-style-name="Standaard" style:family="paragraph">
      <style:paragraph-properties>
        <style:tab-stops>
          <style:tab-stop style:type="left" style:position="1.1513in"/>
        </style:tab-stops>
      </style:paragraph-properties>
      <style:text-properties style:font-name="Verdana" fo:font-size="8pt" style:font-size-asian="8pt" style:font-size-complex="8pt"/>
    </style:style>
    <style:style style:name="P340" style:parent-style-name="Standaard" style:family="paragraph">
      <style:paragraph-properties>
        <style:tab-stops>
          <style:tab-stop style:type="left" style:position="1.1513in"/>
        </style:tab-stops>
      </style:paragraph-properties>
    </style:style>
    <style:style style:name="T341" style:parent-style-name="Standaardalinea-lettertype" style:family="text">
      <style:text-properties style:font-name="Verdana"/>
    </style:style>
    <style:style style:name="T342" style:parent-style-name="Standaardalinea-lettertype" style:family="text">
      <style:text-properties style:font-name="Verdana"/>
    </style:style>
    <style:style style:name="T343" style:parent-style-name="Standaardalinea-lettertype" style:family="text">
      <style:text-properties style:font-name="Verdana"/>
    </style:style>
    <style:style style:name="T344" style:parent-style-name="Standaardalinea-lettertype" style:family="text">
      <style:text-properties style:font-name="Verdana" fo:font-size="8pt" style:font-size-asian="8pt" style:font-size-complex="8pt"/>
    </style:style>
    <style:style style:name="T345" style:parent-style-name="Standaardalinea-lettertype" style:family="text">
      <style:text-properties style:font-name="Verdana" fo:font-size="8pt" style:font-size-asian="8pt" style:font-size-complex="8pt"/>
    </style:style>
    <style:style style:name="T346" style:parent-style-name="Standaardalinea-lettertype" style:family="text">
      <style:text-properties style:font-name="Verdana" fo:font-size="8pt" style:font-size-asian="8pt" style:font-size-complex="8pt"/>
    </style:style>
    <style:style style:name="T347" style:parent-style-name="Standaardalinea-lettertype" style:family="text">
      <style:text-properties style:font-name="Verdana" fo:font-size="8pt" style:font-size-asian="8pt" style:font-size-complex="8pt"/>
    </style:style>
    <style:style style:name="P348" style:parent-style-name="Standaard" style:family="paragraph">
      <style:paragraph-properties>
        <style:tab-stops>
          <style:tab-stop style:type="left" style:position="1.1513in"/>
        </style:tab-stops>
      </style:paragraph-properties>
      <style:text-properties style:font-name="Verdana" fo:font-size="8pt" style:font-size-asian="8pt" style:font-size-complex="8pt"/>
    </style:style>
    <style:style style:name="TableColumn350" style:family="table-column">
      <style:table-column-properties style:column-width="0.6701in" style:use-optimal-column-width="false"/>
    </style:style>
    <style:style style:name="TableColumn351" style:family="table-column">
      <style:table-column-properties style:column-width="0.8069in" style:use-optimal-column-width="false"/>
    </style:style>
    <style:style style:name="TableColumn352" style:family="table-column">
      <style:table-column-properties style:column-width="1.2791in" style:use-optimal-column-width="false"/>
    </style:style>
    <style:style style:name="TableColumn353" style:family="table-column">
      <style:table-column-properties style:column-width="0.7875in" style:use-optimal-column-width="false"/>
    </style:style>
    <style:style style:name="TableColumn354" style:family="table-column">
      <style:table-column-properties style:column-width="3.6423in" style:use-optimal-column-width="false"/>
    </style:style>
    <style:style style:name="Table349" style:family="table">
      <style:table-properties style:width="7.1861in" fo:margin-left="0.0486in" table:align="left"/>
    </style:style>
    <style:style style:name="TableRow355" style:family="table-row">
      <style:table-row-properties style:min-row-height="0.1833in" style:use-optimal-row-height="false"/>
    </style:style>
    <style:style style:name="TableCell356" style:family="table-cell">
      <style:table-cell-properties fo:border="0.0069in solid #000000" fo:background-color="#A6A6A6" fo:padding-top="0in" fo:padding-left="0.0486in" fo:padding-bottom="0in" fo:padding-right="0.0486in"/>
    </style:style>
    <style:style style:name="P357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358" style:family="table-cell">
      <style:table-cell-properties fo:border-top="0.0069in solid #000000" fo:border-left="none" fo:border-bottom="0.0069in solid #000000" fo:border-right="0.0069in solid #000000" fo:background-color="#A6A6A6" fo:padding-top="0in" fo:padding-left="0.0486in" fo:padding-bottom="0in" fo:padding-right="0.0486in" fo:wrap-option="no-wrap"/>
    </style:style>
    <style:style style:name="P359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360" style:family="table-cell">
      <style:table-cell-properties fo:border-top="0.0069in solid #000000" fo:border-left="none" fo:border-bottom="0.0069in solid #000000" fo:border-right="0.0069in solid #000000" fo:background-color="#A6A6A6" fo:padding-top="0in" fo:padding-left="0.0486in" fo:padding-bottom="0in" fo:padding-right="0.0486in"/>
    </style:style>
    <style:style style:name="P361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362" style:family="table-cell">
      <style:table-cell-properties fo:border-top="0.0069in solid #000000" fo:border-left="none" fo:border-bottom="0.0069in solid #000000" fo:border-right="0.0069in solid #000000" fo:background-color="#A6A6A6" fo:padding-top="0in" fo:padding-left="0.0486in" fo:padding-bottom="0in" fo:padding-right="0.0486in"/>
    </style:style>
    <style:style style:name="P363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P364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365" style:family="table-cell">
      <style:table-cell-properties fo:border-top="0.0069in solid #000000" fo:border-left="none" fo:border-bottom="0.0069in solid #000000" fo:border-right="0.0069in solid #000000" fo:background-color="#A6A6A6" fo:padding-top="0in" fo:padding-left="0.0486in" fo:padding-bottom="0in" fo:padding-right="0.0486in" fo:wrap-option="no-wrap"/>
    </style:style>
    <style:style style:name="P366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Row367" style:family="table-row">
      <style:table-row-properties style:min-row-height="0.1833in" style:use-optimal-row-height="false"/>
    </style:style>
    <style:style style:name="TableCell368" style:family="table-cell">
      <style:table-cell-properties fo:border="0.0069in solid #000000" fo:padding-top="0in" fo:padding-left="0.0486in" fo:padding-bottom="0in" fo:padding-right="0.0486in"/>
    </style:style>
    <style:style style:name="P369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370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3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72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74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7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76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37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8" style:family="table-row">
      <style:table-row-properties style:min-row-height="0.1833in" style:use-optimal-row-height="false"/>
    </style:style>
    <style:style style:name="TableCell37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380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38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38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8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38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8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3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8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3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9" style:family="table-row">
      <style:table-row-properties style:min-row-height="0.1833in" style:use-optimal-row-height="false"/>
    </style:style>
    <style:style style:name="TableCell39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391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39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3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9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39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9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39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9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39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0" style:family="table-row">
      <style:table-row-properties style:min-row-height="0.1833in" style:use-optimal-row-height="false"/>
    </style:style>
    <style:style style:name="TableCell40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02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40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0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0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4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0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4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0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1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411" style:family="table-row">
      <style:table-row-properties style:min-row-height="0.1833in" style:use-optimal-row-height="false"/>
    </style:style>
    <style:style style:name="TableCell41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13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41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1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1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41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1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41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2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2" style:family="table-row">
      <style:table-row-properties style:min-row-height="0.1833in" style:use-optimal-row-height="false"/>
    </style:style>
    <style:style style:name="TableCell42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24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42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2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4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2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43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3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3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3" style:family="table-row">
      <style:table-row-properties style:min-row-height="0.1833in" style:use-optimal-row-height="false"/>
    </style:style>
    <style:style style:name="TableCell43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35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43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3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3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43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4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4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4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4" style:family="table-row">
      <style:table-row-properties style:min-row-height="0.1833in" style:use-optimal-row-height="false"/>
    </style:style>
    <style:style style:name="TableCell44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46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44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4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5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5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5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5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5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5" style:family="table-row">
      <style:table-row-properties style:min-row-height="0.1833in" style:use-optimal-row-height="false"/>
    </style:style>
    <style:style style:name="TableCell45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57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45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5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6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6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6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65" style:parent-style-name="Standaard" style:family="paragraph">
      <style:text-properties style:font-name="Verdana" style:font-name-complex="Arial" fo:font-size="8pt" style:font-size-asian="8pt" style:font-size-complex="8pt"/>
    </style:style>
    <style:style style:name="P466" style:parent-style-name="Standaard" style:family="paragraph">
      <style:paragraph-properties>
        <style:tab-stops>
          <style:tab-stop style:type="left" style:position="1.1513in"/>
        </style:tab-stops>
      </style:paragraph-properties>
      <style:text-properties style:font-name="Verdana" fo:font-size="8pt" style:font-size-asian="8pt" style:font-size-complex="8pt"/>
    </style:style>
    <style:style style:name="P467" style:parent-style-name="Standaard" style:family="paragraph">
      <style:text-properties style:font-name="Verdana" fo:font-size="8pt" style:font-size-asian="8pt" style:font-size-complex="8pt"/>
    </style:style>
    <style:style style:name="P468" style:parent-style-name="Standaard" style:family="paragraph">
      <style:paragraph-properties>
        <style:tab-stops>
          <style:tab-stop style:type="left" style:position="1.1513in"/>
        </style:tab-stops>
      </style:paragraph-properties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4">Vlakobjecten</text:span><text:span text:style-name="T5"><text:s/></text:span><text:span text:style-name="T6">waarvoor wel een NLCS-</text:span><text:span text:style-name="T7">laag voor vlakgrens aanwezig is, maar geen laag voor elementtype sym</text:span><text:span text:style-name="T8">bool en een bijbehorend symbool</text:span>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header-rows>
          <table:table-row table:style-name="TableRow14">
            <table:table-cell table:style-name="TableCell15">
              <text:p text:style-name="P16">BGT-classificatie <text:s text:c="2"/></text:p>
            </table:table-cell>
            <table:table-cell table:style-name="TableCell17">
              <text:p text:style-name="P18">Plus-classificatie</text:p>
            </table:table-cell>
            <table:table-cell table:style-name="TableCell19">
              <text:p text:style-name="P20">NLCS-laagnaam vlakgrens</text:p>
            </table:table-cell>
          </table:table-row>
        </table:table-header-rows>
        <table:table-row table:style-name="TableRow21">
          <table:table-cell table:style-name="TableCell22" table:number-columns-spanned="3">
            <text:p text:style-name="P23">BGT-objecttype: Wegdeel, ondersteunend wegdeel, onbegroeid terreindeel</text:p>
            <text:p text:style-name="Standaard"><text:span text:style-name="T24">Alle functies, Fysiek voorkomen:</text:span></text:p>
          </table:table-cell>
          <table:covered-table-cell/>
          <table:covered-table-cell/>
        </table:table-row>
        <table:table-row table:style-name="TableRow25">
          <table:table-cell table:style-name="TableCell26">
            <text:p text:style-name="P27">Open verharding</text:p>
          </table:table-cell>
          <table:table-cell table:style-name="TableCell28">
            <text:p text:style-name="P29"> </text:p>
          </table:table-cell>
          <table:table-cell table:style-name="TableCell30">
            <text:p text:style-name="P31">*-**-VH-VERHARDING_OPEN-GV</text:p>
          </table:table-cell>
        </table:table-row>
        <table:table-row table:style-name="TableRow32">
          <table:table-cell table:style-name="TableCell33">
            <text:p text:style-name="P34">Half verhard</text:p>
          </table:table-cell>
          <table:table-cell table:style-name="TableCell35">
            <text:p text:style-name="P36">schelpen</text:p>
          </table:table-cell>
          <table:table-cell table:style-name="TableCell37">
            <text:p text:style-name="P38">*-**-VH-VERHARDING_HALFVERHARDING_SCHELP-GV</text:p>
          </table:table-cell>
        </table:table-row>
        <table:table-row table:style-name="TableRow39">
          <table:table-cell table:style-name="TableCell40">
            <text:p text:style-name="P41">Onverhard</text:p>
          </table:table-cell>
          <table:table-cell table:style-name="TableCell42">
            <text:p text:style-name="P43"> </text:p>
          </table:table-cell>
          <table:table-cell table:style-name="TableCell44">
            <text:p text:style-name="P45">*-**-VH-ONVERHARD-GV</text:p>
          </table:table-cell>
        </table:table-row>
        <table:table-row table:style-name="TableRow46">
          <table:table-cell table:style-name="TableCell47" table:number-columns-spanned="3">
            <text:p text:style-name="P48">BGT-objecttype: onbegroeid terreindeel</text:p>
            <text:p text:style-name="Standaard"><text:span text:style-name="T49">Fysiek voorkomen:</text:span></text:p>
          </table:table-cell>
          <table:covered-table-cell/>
          <table:covered-table-cell/>
        </table:table-row>
        <table:table-row table:style-name="TableRow50">
          <table:table-cell table:style-name="TableCell51">
            <text:p text:style-name="P52">Zand</text:p>
          </table:table-cell>
          <table:table-cell table:style-name="TableCell53">
            <text:p text:style-name="P54"> </text:p>
          </table:table-cell>
          <table:table-cell table:style-name="TableCell55">
            <text:p text:style-name="P56">*-**-GW-GROND_ZAND-GV</text:p>
          </table:table-cell>
        </table:table-row>
        <table:table-row table:style-name="TableRow57">
          <table:table-cell table:style-name="TableCell58" table:number-columns-spanned="3">
            <text:p text:style-name="P59">BGT-objecttype: Begroeid terreindeel</text:p>
            <text:p text:style-name="Standaard"><text:span text:style-name="T60">Fysiek voorkomen:</text:span></text:p>
          </table:table-cell>
          <table:covered-table-cell/>
          <table:covered-table-cell/>
        </table:table-row>
        <table:table-row table:style-name="TableRow61">
          <table:table-cell table:style-name="TableCell62">
            <text:p text:style-name="P63">Heide</text:p>
          </table:table-cell>
          <table:table-cell table:style-name="TableCell64">
            <text:p text:style-name="P65"> </text:p>
          </table:table-cell>
          <table:table-cell table:style-name="TableCell66">
            <text:p text:style-name="P67">*-**-GR-HEIDE-GV</text:p>
          </table:table-cell>
        </table:table-row>
        <table:table-row table:style-name="TableRow68">
          <table:table-cell table:style-name="TableCell69">
            <text:p text:style-name="P70">Houtwal</text:p>
          </table:table-cell>
          <table:table-cell table:style-name="TableCell71">
            <text:p text:style-name="P72"> </text:p>
          </table:table-cell>
          <table:table-cell table:style-name="TableCell73">
            <text:p text:style-name="P74">*-**-GR-HOUTWAL-GV</text:p>
          </table:table-cell>
        </table:table-row>
        <table:table-row table:style-name="TableRow75">
          <table:table-cell table:style-name="TableCell76">
            <text:p text:style-name="P77">Grasland overig</text:p>
          </table:table-cell>
          <table:table-cell table:style-name="TableCell78">
            <text:p text:style-name="P79"> </text:p>
          </table:table-cell>
          <table:table-cell table:style-name="TableCell80">
            <text:p text:style-name="P81">*-**-GR-GRAS_RUIGGRAS-GV</text:p>
          </table:table-cell>
        </table:table-row>
        <table:table-row table:style-name="TableRow82">
          <table:table-cell table:style-name="TableCell83">
            <text:p text:style-name="P84">Groenvoorziening</text:p>
          </table:table-cell>
          <table:table-cell table:style-name="TableCell85">
            <text:p text:style-name="P86"/>
          </table:table-cell>
          <table:table-cell table:style-name="TableCell87">
            <text:p text:style-name="P88">*-**-GR-GROENVOORZIENING-GV</text:p>
          </table:table-cell>
        </table:table-row>
        <table:table-row table:style-name="TableRow89">
          <table:table-cell table:style-name="TableCell90">
            <text:p text:style-name="P91">Groenvoorziening</text:p>
          </table:table-cell>
          <table:table-cell table:style-name="TableCell92">
            <text:p text:style-name="P93">struikrozen</text:p>
          </table:table-cell>
          <table:table-cell table:style-name="TableCell94">
            <text:p text:style-name="P95">*-**-GR-BEPLANTING_CULTUUR_ROZENVAK-GV</text:p>
          </table:table-cell>
        </table:table-row>
        <table:table-row table:style-name="TableRow96">
          <table:table-cell table:style-name="TableCell97">
            <text:p text:style-name="P98">Groenvoorziening</text:p>
          </table:table-cell>
          <table:table-cell table:style-name="TableCell99">
            <text:p text:style-name="P100">heesters</text:p>
          </table:table-cell>
          <table:table-cell table:style-name="TableCell101">
            <text:p text:style-name="P102">*-**-GR-BEPLANTING_CULTUUR_HEESTERS-GV</text:p>
          </table:table-cell>
        </table:table-row>
        <table:table-row table:style-name="TableRow103">
          <table:table-cell table:style-name="TableCell104">
            <text:p text:style-name="P105">Groenvoorziening</text:p>
          </table:table-cell>
          <table:table-cell table:style-name="TableCell106">
            <text:p text:style-name="P107">bodembedekkers</text:p>
          </table:table-cell>
          <table:table-cell table:style-name="TableCell108">
            <text:p text:style-name="P109">*-**-GR-BEPLANTING_CULTUUR_BODEMBEDEKKER-GV</text:p>
          </table:table-cell>
        </table:table-row>
        <table:table-row table:style-name="TableRow110">
          <table:table-cell table:style-name="TableCell111" table:number-columns-spanned="3">
            <text:p text:style-name="P112">BGT-objecttype: Waterdeel</text:p>
            <text:p text:style-name="Standaard"><text:span text:style-name="T113">Type:</text:span></text:p>
          </table:table-cell>
          <table:covered-table-cell/>
          <table:covered-table-cell/>
        </table:table-row>
        <table:table-row table:style-name="TableRow114">
          <table:table-cell table:style-name="TableCell115">
            <text:p text:style-name="P116">Waterloop</text:p>
          </table:table-cell>
          <table:table-cell table:style-name="TableCell117">
            <text:p text:style-name="P118"> </text:p>
          </table:table-cell>
          <table:table-cell table:style-name="TableCell119">
            <text:p text:style-name="P120">*-**-WH-WATERLIJN-GV</text:p>
          </table:table-cell>
        </table:table-row>
        <table:table-row table:style-name="TableRow121">
          <table:table-cell table:style-name="TableCell122">
            <text:p text:style-name="P123">Waterloop</text:p>
          </table:table-cell>
          <table:table-cell table:style-name="TableCell124">
            <text:p text:style-name="P125">beek</text:p>
          </table:table-cell>
          <table:table-cell table:style-name="TableCell126">
            <text:p text:style-name="P127">*-**-RI-ITR_RETENTIE_BEEKDAL-G</text:p>
          </table:table-cell>
        </table:table-row>
        <table:table-row table:style-name="TableRow128">
          <table:table-cell table:style-name="TableCell129">
            <text:p text:style-name="P130">Watervlakte</text:p>
          </table:table-cell>
          <table:table-cell table:style-name="TableCell131">
            <text:p text:style-name="P132"> </text:p>
          </table:table-cell>
          <table:table-cell table:style-name="TableCell133">
            <text:p text:style-name="P134">*-**-RI-ITR_RETENTIE_WATERPARTIJ-G</text:p>
          </table:table-cell>
        </table:table-row>
        <table:table-row table:style-name="TableRow135">
          <table:table-cell table:style-name="TableCell136" table:number-columns-spanned="3">
            <text:p text:style-name="P137">BGT-objecttype: Overig bouwwerk</text:p>
            <text:p text:style-name="Standaard"><text:span text:style-name="T138">Type:</text:span></text:p>
          </table:table-cell>
          <table:covered-table-cell/>
          <table:covered-table-cell/>
        </table:table-row>
        <table:table-row table:style-name="TableRow139">
          <table:table-cell table:style-name="TableCell140">
            <text:p text:style-name="P141">Lage trafo</text:p>
          </table:table-cell>
          <table:table-cell table:style-name="TableCell142">
            <text:p text:style-name="P143"> </text:p>
          </table:table-cell>
          <table:table-cell table:style-name="TableCell144">
            <text:p text:style-name="P145">*-**-KL-ET_LS_SR_TRAFO-GV</text:p>
          </table:table-cell>
        </table:table-row>
        <table:table-row table:style-name="TableRow146">
          <table:table-cell table:style-name="TableCell147" table:number-columns-spanned="3">
            <text:p text:style-name="P148">BGT-objecttype: Scheiding</text:p>
            <text:p text:style-name="Standaard"><text:span text:style-name="T149">Type:</text:span></text:p>
          </table:table-cell>
          <table:covered-table-cell/>
          <table:covered-table-cell/>
        </table:table-row>
        <table:table-row table:style-name="TableRow150">
          <table:table-cell table:style-name="TableCell151">
            <text:p text:style-name="P152">Muur</text:p>
          </table:table-cell>
          <table:table-cell table:style-name="TableCell153">
            <text:p text:style-name="P154"> </text:p>
          </table:table-cell>
          <table:table-cell table:style-name="TableCell155">
            <text:p text:style-name="P156">*-**-IE-TERREINAFSCHEIDING_KUNSTMATIG_MUUR-GV</text:p>
          </table:table-cell>
        </table:table-row>
        <table:table-row table:style-name="TableRow157">
          <table:table-cell table:style-name="TableCell158">
            <text:p text:style-name="P159">Kademuur</text:p>
          </table:table-cell>
          <table:table-cell table:style-name="TableCell160">
            <text:p text:style-name="P161"/>
          </table:table-cell>
          <table:table-cell table:style-name="TableCell162">
            <text:p text:style-name="P163">*-**-GK-KADEMUUR-GV</text:p>
          </table:table-cell>
        </table:table-row>
        <table:table-row table:style-name="TableRow164">
          <table:table-cell table:style-name="TableCell165" table:number-columns-spanned="3">
            <text:p text:style-name="P166">BGT-objecttype: Overbruggingsdeel</text:p>
          </table:table-cell>
          <table:covered-table-cell/>
          <table:covered-table-cell/>
        </table:table-row>
        <table:table-row table:style-name="TableRow167">
          <table:table-cell table:style-name="TableCell168">
            <text:p text:style-name="P169">Type:</text:p>
          </table:table-cell>
          <table:table-cell table:style-name="TableCell170">
            <text:p text:style-name="P171"> Hoort bij type overbrugging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Landhoofd</text:p>
          </table:table-cell>
          <table:table-cell table:style-name="TableCell177">
            <text:p text:style-name="P178">&lt;alle&gt;</text:p>
          </table:table-cell>
          <table:table-cell table:style-name="TableCell179">
            <text:p text:style-name="P180">*-**-KW-KUNSTWERK_LANDHOOFD-GV</text:p>
          </table:table-cell>
        </table:table-row>
        <table:table-row table:style-name="TableRow181">
          <table:table-cell table:style-name="TableCell182">
            <text:p text:style-name="P183">Pijler</text:p>
          </table:table-cell>
          <table:table-cell table:style-name="TableCell184">
            <text:p text:style-name="P185">&lt;alle&gt;</text:p>
          </table:table-cell>
          <table:table-cell table:style-name="TableCell186">
            <text:p text:style-name="P187">*-**-KW-KUNSTWERK_PIJLER-GV</text:p>
          </table:table-cell>
        </table:table-row>
        <table:table-row table:style-name="TableRow188">
          <table:table-cell table:style-name="TableCell189">
            <text:p text:style-name="P190">&lt;onbekend&gt;</text:p>
          </table:table-cell>
          <table:table-cell table:style-name="TableCell191">
            <text:p text:style-name="P192">Brug <text:s text:c="15"/></text:p>
          </table:table-cell>
          <table:table-cell table:style-name="TableCell193">
            <text:p text:style-name="P194">*-**-KW-KUNSTWERK_BRUG-GV</text:p>
          </table:table-cell>
        </table:table-row>
        <table:table-row table:style-name="TableRow195">
          <table:table-cell table:style-name="TableCell196">
            <text:p text:style-name="P197">&lt;onbekend&gt;</text:p>
          </table:table-cell>
          <table:table-cell table:style-name="TableCell198">
            <text:p text:style-name="P199">Aquaduct</text:p>
          </table:table-cell>
          <table:table-cell table:style-name="TableCell200">
            <text:p text:style-name="P201">*-**-KW-KUNSTWERK_AQUADUCT-GV</text:p>
          </table:table-cell>
        </table:table-row>
        <table:table-row table:style-name="TableRow202">
          <table:table-cell table:style-name="TableCell203">
            <text:p text:style-name="P204">&lt;onbekend&gt;</text:p>
          </table:table-cell>
          <table:table-cell table:style-name="TableCell205">
            <text:p text:style-name="P206">Viaduct</text:p>
          </table:table-cell>
          <table:table-cell table:style-name="TableCell207">
            <text:p text:style-name="P208">*-**-KW-KUNSTWERK_VIADUCT-GV</text:p>
          </table:table-cell>
        </table:table-row>
        <table:table-row table:style-name="TableRow209">
          <table:table-cell table:style-name="TableCell210">
            <text:p text:style-name="P211">&lt;onbekend&gt;</text:p>
          </table:table-cell>
          <table:table-cell table:style-name="TableCell212">
            <text:p text:style-name="P213">Fly-over</text:p>
          </table:table-cell>
          <table:table-cell table:style-name="TableCell214">
            <text:p text:style-name="P215">*-**-KW-KUNSTWERK_FLYOVER-GV</text:p>
          </table:table-cell>
        </table:table-row>
        <table:table-row table:style-name="TableRow216">
          <table:table-cell table:style-name="TableCell217" table:number-columns-spanned="3">
            <text:p text:style-name="P218">BGT-objecttype: Kunstwerkdeel</text:p>
            <text:p text:style-name="Standaard"><text:span text:style-name="T219">Type:</text:span></text:p>
          </table:table-cell>
          <table:covered-table-cell/>
          <table:covered-table-cell/>
        </table:table-row>
        <table:table-row table:style-name="TableRow220">
          <table:table-cell table:style-name="TableCell221">
            <text:p text:style-name="P222">Hoogspanningsmast</text:p>
          </table:table-cell>
          <table:table-cell table:style-name="TableCell223">
            <text:p text:style-name="P224"> </text:p>
          </table:table-cell>
          <table:table-cell table:style-name="TableCell225">
            <text:p text:style-name="P226">*-**-IE-MEUBILAIR_WEGMEUBILAIR_HOOGSPANNINGSMAST-GV</text:p>
          </table:table-cell>
        </table:table-row>
        <table:table-row table:style-name="TableRow227">
          <table:table-cell table:style-name="TableCell228">
            <text:p text:style-name="P229">Sluis</text:p>
          </table:table-cell>
          <table:table-cell table:style-name="TableCell230">
            <text:p text:style-name="P231"/>
          </table:table-cell>
          <table:table-cell table:style-name="TableCell232">
            <text:p text:style-name="P233">*-**-KW-KUNSTWERK_SLUIS-GV</text:p>
          </table:table-cell>
        </table:table-row>
        <text:soft-page-break/>
        <table:table-row table:style-name="TableRow234">
          <table:table-cell table:style-name="TableCell235">
            <text:p text:style-name="P236">Strekdam</text:p>
          </table:table-cell>
          <table:table-cell table:style-name="TableCell237">
            <text:p text:style-name="P238"> </text:p>
          </table:table-cell>
          <table:table-cell table:style-name="TableCell239">
            <text:p text:style-name="P240">*-**-OB-STREKDAM-GV</text:p>
          </table:table-cell>
        </table:table-row>
        <table:table-row table:style-name="TableRow241">
          <table:table-cell table:style-name="TableCell242">
            <text:p text:style-name="P243">Steiger</text:p>
          </table:table-cell>
          <table:table-cell table:style-name="TableCell244">
            <text:p text:style-name="P245"> </text:p>
          </table:table-cell>
          <table:table-cell table:style-name="TableCell246">
            <text:p text:style-name="P247">*-**-KW-KUNSTWERK_STEIGER-GV</text:p>
          </table:table-cell>
        </table:table-row>
        <table:table-row table:style-name="TableRow248">
          <table:table-cell table:style-name="TableCell249">
            <text:p text:style-name="P250">&lt;niet BGT&gt;</text:p>
          </table:table-cell>
          <table:table-cell table:style-name="TableCell251">
            <text:p text:style-name="P252">Keermuur</text:p>
          </table:table-cell>
          <table:table-cell table:style-name="TableCell253">
            <text:p text:style-name="P254">*-**-GK-KEERWAND-GV</text:p>
          </table:table-cell>
        </table:table-row>
        <table:table-row table:style-name="TableRow255">
          <table:table-cell table:style-name="TableCell256">
            <text:p text:style-name="P257">&lt;niet BGT&gt;</text:p>
          </table:table-cell>
          <table:table-cell table:style-name="TableCell258">
            <text:p text:style-name="P259">Overkluizing</text:p>
          </table:table-cell>
          <table:table-cell table:style-name="TableCell260">
            <text:p text:style-name="P261">*-**-KW-KUNSTWERK_OVERKLUIZING-GV</text:p>
          </table:table-cell>
        </table:table-row>
        <table:table-row table:style-name="TableRow262">
          <table:table-cell table:style-name="TableCell263">
            <text:p text:style-name="P264">&lt;niet BGT&gt;</text:p>
          </table:table-cell>
          <table:table-cell table:style-name="TableCell265">
            <text:p text:style-name="P266">Duiker</text:p>
          </table:table-cell>
          <table:table-cell table:style-name="TableCell267">
            <text:p text:style-name="P268">*-**-KW-KUNSTWERK_DUIKER-GV</text:p>
          </table:table-cell>
        </table:table-row>
        <table:table-row table:style-name="TableRow269">
          <table:table-cell table:style-name="TableCell270">
            <text:p text:style-name="P271">&lt;niet BGT&gt;</text:p>
          </table:table-cell>
          <table:table-cell table:style-name="TableCell272">
            <text:p text:style-name="P273">Faunavoorziening</text:p>
          </table:table-cell>
          <table:table-cell table:style-name="TableCell274">
            <text:p text:style-name="P275">*-**-FV-FAUNAPASSAGE-GV</text:p>
          </table:table-cell>
        </table:table-row>
        <table:table-row table:style-name="TableRow276">
          <table:table-cell table:style-name="TableCell277">
            <text:p text:style-name="P278">&lt;niet BGT&gt;</text:p>
          </table:table-cell>
          <table:table-cell table:style-name="TableCell279">
            <text:p text:style-name="P280">Vispassage</text:p>
          </table:table-cell>
          <table:table-cell table:style-name="TableCell281">
            <text:p text:style-name="P282">*-**-FV-FAUNAPASSAGE_VISTRAP-GV</text:p>
          </table:table-cell>
        </table:table-row>
        <table:table-row table:style-name="TableRow283">
          <table:table-cell table:style-name="TableCell284" table:number-columns-spanned="3">
            <text:p text:style-name="P285">BGT-objecttype: Tunneldeel</text:p>
            <text:p text:style-name="Standaard"><text:span text:style-name="T286">Type:</text:span></text:p>
          </table:table-cell>
          <table:covered-table-cell/>
          <table:covered-table-cell/>
        </table:table-row>
        <table:table-row table:style-name="TableRow287">
          <table:table-cell table:style-name="TableCell288">
            <text:p text:style-name="P289">Tunneldeel</text:p>
          </table:table-cell>
          <table:table-cell table:style-name="TableCell290">
            <text:p text:style-name="P291"> </text:p>
          </table:table-cell>
          <table:table-cell table:style-name="TableCell292">
            <text:p text:style-name="P293">*-**-KW-KUNSTWERK_TUNNEL-GV</text:p>
          </table:table-cell>
        </table:table-row>
        <table:table-row table:style-name="TableRow294">
          <table:table-cell table:style-name="TableCell295" table:number-columns-spanned="3">
            <text:p text:style-name="Standaard"><text:span text:style-name="T296">BGT-objecttype:<text:s/></text:span><text:span text:style-name="T297">Weginrichtingselement</text:span></text:p>
            <text:p text:style-name="Standaard"><text:span text:style-name="T298">Type:</text:span></text:p>
          </table:table-cell>
          <table:covered-table-cell/>
          <table:covered-table-cell/>
        </table:table-row>
        <table:table-row table:style-name="TableRow299">
          <table:table-cell table:style-name="TableCell300">
            <text:p text:style-name="P301">&lt;niet BGT&gt;</text:p>
          </table:table-cell>
          <table:table-cell table:style-name="TableCell302">
            <text:p text:style-name="P303">Boomspiegel</text:p>
          </table:table-cell>
          <table:table-cell table:style-name="TableCell304">
            <text:p text:style-name="P305">*-**-IE-MEUBILAIR_WEGMEUBILAIR_BOOMKRANS-GV</text:p>
          </table:table-cell>
        </table:table-row>
        <table:table-row table:style-name="TableRow306">
          <table:table-cell table:style-name="TableCell307">
            <text:p text:style-name="P308">&lt;niet BGT&gt;</text:p>
          </table:table-cell>
          <table:table-cell table:style-name="TableCell309">
            <text:p text:style-name="P310">Wegmarkering</text:p>
          </table:table-cell>
          <table:table-cell table:style-name="TableCell311">
            <text:p text:style-name="P312">*-**-VW-MARKERING-GV</text:p>
          </table:table-cell>
        </table:table-row>
        <table:table-row table:style-name="TableRow313">
          <table:table-cell table:style-name="TableCell314">
            <text:p text:style-name="P315">&lt;niet BGT&gt;</text:p>
          </table:table-cell>
          <table:table-cell table:style-name="TableCell316">
            <text:p text:style-name="P317">Wildrooster</text:p>
          </table:table-cell>
          <table:table-cell table:style-name="TableCell318">
            <text:p text:style-name="P319">*-**-FV-GELEIDING_WILDROOSTER-GV</text:p>
          </table:table-cell>
        </table:table-row>
        <table:table-row table:style-name="TableRow320">
          <table:table-cell table:style-name="TableCell321">
            <text:p text:style-name="P322">&lt;niet BGT&gt;</text:p>
          </table:table-cell>
          <table:table-cell table:style-name="TableCell323">
            <text:p text:style-name="P324">Geleideconstructie</text:p>
          </table:table-cell>
          <table:table-cell table:style-name="TableCell325">
            <text:p text:style-name="P326">*-**-BV-GELEIDECONSTRUCTIE-GV</text:p>
          </table:table-cell>
        </table:table-row>
        <table:table-row table:style-name="TableRow327">
          <table:table-cell table:style-name="TableCell328" table:number-columns-spanned="3">
            <text:p text:style-name="Standaard"><text:span text:style-name="T329">BGT-objecttype:<text:s/></text:span><text:span text:style-name="T330">Vegetatieobject</text:span></text:p>
            <text:p text:style-name="Standaard"><text:span text:style-name="T331">Type:</text:span></text:p>
          </table:table-cell>
          <table:covered-table-cell/>
          <table:covered-table-cell/>
        </table:table-row>
        <table:table-row table:style-name="TableRow332">
          <table:table-cell table:style-name="TableCell333">
            <text:p text:style-name="P334">&lt;niet BGT&gt;</text:p>
          </table:table-cell>
          <table:table-cell table:style-name="TableCell335">
            <text:p text:style-name="P336">Haag</text:p>
          </table:table-cell>
          <table:table-cell table:style-name="TableCell337">
            <text:p text:style-name="P338">*-**-GR-HAAG-GV</text:p>
          </table:table-cell>
        </table:table-row>
      </table:table>
      <text:p text:style-name="P339"/>
      <text:p text:style-name="P340"><text:span text:style-name="T341">BGT</text:span><text:span text:style-name="T342"><text:s/>|<text:s/></text:span><text:span text:style-name="T343">IMGeo-puntobjecten</text:span><text:span text:style-name="T344"><text:s/>waarvoor alleen<text:s/></text:span><text:span text:style-name="T345">een<text:s/></text:span><text:span text:style-name="T346">NLCS-laag met geometrietype G (lijn) aanwezig is</text:span><text:span text:style-name="T347"><text:s/>en geen symbool</text:span></text:p>
      <text:p text:style-name="P348"/>
      <table:table table:style-name="Table349">
        <table:table-columns>
          <table:table-column table:style-name="TableColumn350"/>
          <table:table-column table:style-name="TableColumn351"/>
          <table:table-column table:style-name="TableColumn352"/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>
            <text:p text:style-name="P357">Object</text:p>
          </table:table-cell>
          <table:table-cell table:style-name="TableCell358">
            <text:p text:style-name="P359">BGT-classificatie <text:s text:c="26"/></text:p>
          </table:table-cell>
          <table:table-cell table:style-name="TableCell360">
            <text:p text:style-name="P361">Plus-classificatie <text:s text:c="18"/>(type)</text:p>
          </table:table-cell>
          <table:table-cell table:style-name="TableCell362">
            <text:p text:style-name="P363">Geometrie</text:p>
            <text:p text:style-name="P364">BGT</text:p>
          </table:table-cell>
          <table:table-cell table:style-name="TableCell365">
            <text:p text:style-name="P366">NLCS-laagnaam</text:p>
          </table:table-cell>
        </table:table-row>
        <table:table-row table:style-name="TableRow367">
          <table:table-cell table:style-name="TableCell368">
            <text:p text:style-name="P369">Bord</text:p>
          </table:table-cell>
          <table:table-cell table:style-name="TableCell370">
            <text:p text:style-name="P371">&lt;niet BGT&gt;</text:p>
          </table:table-cell>
          <table:table-cell table:style-name="TableCell372">
            <text:p text:style-name="P373">Scheepvaartbord</text:p>
          </table:table-cell>
          <table:table-cell table:style-name="TableCell374">
            <text:p text:style-name="P375">punt</text:p>
          </table:table-cell>
          <table:table-cell table:style-name="TableCell376">
            <text:p text:style-name="P377">*-**-VV-VERKEERSTEKEN-G</text:p>
          </table:table-cell>
        </table:table-row>
        <table:table-row table:style-name="TableRow378">
          <table:table-cell table:style-name="TableCell379">
            <text:p text:style-name="P380">Bord</text:p>
          </table:table-cell>
          <table:table-cell table:style-name="TableCell381">
            <text:p text:style-name="P382">&lt;niet BGT&gt;</text:p>
          </table:table-cell>
          <table:table-cell table:style-name="TableCell383">
            <text:p text:style-name="P384">Waarschuwingshek</text:p>
          </table:table-cell>
          <table:table-cell table:style-name="TableCell385">
            <text:p text:style-name="P386">punt</text:p>
          </table:table-cell>
          <table:table-cell table:style-name="TableCell387">
            <text:p text:style-name="P388">*-**-IE-MEUBILAIR_WEGMEUBILAIR_SCHRIKHEK-G</text:p>
          </table:table-cell>
        </table:table-row>
        <table:table-row table:style-name="TableRow389">
          <table:table-cell table:style-name="TableCell390">
            <text:p text:style-name="P391">Bord</text:p>
          </table:table-cell>
          <table:table-cell table:style-name="TableCell392">
            <text:p text:style-name="P393">&lt;niet BGT&gt;</text:p>
          </table:table-cell>
          <table:table-cell table:style-name="TableCell394">
            <text:p text:style-name="P395">Dynamische snelheidsindicator</text:p>
          </table:table-cell>
          <table:table-cell table:style-name="TableCell396">
            <text:p text:style-name="P397">punt</text:p>
          </table:table-cell>
          <table:table-cell table:style-name="TableCell398">
            <text:p text:style-name="P399">*-**-KL-DRIP-G</text:p>
          </table:table-cell>
        </table:table-row>
        <table:table-row table:style-name="TableRow400">
          <table:table-cell table:style-name="TableCell401">
            <text:p text:style-name="P402">Bord</text:p>
          </table:table-cell>
          <table:table-cell table:style-name="TableCell403">
            <text:p text:style-name="P404">&lt;niet BGT&gt;</text:p>
          </table:table-cell>
          <table:table-cell table:style-name="TableCell405">
            <text:p text:style-name="P406">verklikker transportleiding</text:p>
          </table:table-cell>
          <table:table-cell table:style-name="TableCell407">
            <text:p text:style-name="P408">punt</text:p>
          </table:table-cell>
          <table:table-cell table:style-name="TableCell409">
            <text:p text:style-name="P410">*-**-KL-BRANDSTOF_LOCATIEPAAL-G/S</text:p>
          </table:table-cell>
        </table:table-row>
        <table:table-row table:style-name="TableRow411">
          <table:table-cell table:style-name="TableCell412">
            <text:p text:style-name="P413">Installatie</text:p>
          </table:table-cell>
          <table:table-cell table:style-name="TableCell414">
            <text:p text:style-name="P415">&lt;niet BGT&gt;</text:p>
          </table:table-cell>
          <table:table-cell table:style-name="TableCell416">
            <text:p text:style-name="P417">Pomp</text:p>
          </table:table-cell>
          <table:table-cell table:style-name="TableCell418">
            <text:p text:style-name="P419">punt</text:p>
          </table:table-cell>
          <table:table-cell table:style-name="TableCell420">
            <text:p text:style-name="P421">*-**-KL-POMP-G</text:p>
          </table:table-cell>
        </table:table-row>
        <table:table-row table:style-name="TableRow422">
          <table:table-cell table:style-name="TableCell423">
            <text:p text:style-name="P424">Mast</text:p>
          </table:table-cell>
          <table:table-cell table:style-name="TableCell425">
            <text:p text:style-name="P426">&lt;niet BGT&gt;</text:p>
          </table:table-cell>
          <table:table-cell table:style-name="TableCell427">
            <text:p text:style-name="P428">zendmast</text:p>
          </table:table-cell>
          <table:table-cell table:style-name="TableCell429">
            <text:p text:style-name="P430">punt</text:p>
          </table:table-cell>
          <table:table-cell table:style-name="TableCell431">
            <text:p text:style-name="P432">*-**-KL-DATA_ZENDMAST-G</text:p>
          </table:table-cell>
        </table:table-row>
        <table:table-row table:style-name="TableRow433">
          <table:table-cell table:style-name="TableCell434">
            <text:p text:style-name="P435">Kast</text:p>
          </table:table-cell>
          <table:table-cell table:style-name="TableCell436">
            <text:p text:style-name="P437">&lt;niet BGT&gt;</text:p>
          </table:table-cell>
          <table:table-cell table:style-name="TableCell438">
            <text:p text:style-name="P439">GMS kast</text:p>
          </table:table-cell>
          <table:table-cell table:style-name="TableCell440">
            <text:p text:style-name="P441">punt</text:p>
          </table:table-cell>
          <table:table-cell table:style-name="TableCell442">
            <text:p text:style-name="P443">*-**-KL-GMS-G</text:p>
          </table:table-cell>
        </table:table-row>
        <table:table-row table:style-name="TableRow444">
          <table:table-cell table:style-name="TableCell445">
            <text:p text:style-name="P446">Paal</text:p>
          </table:table-cell>
          <table:table-cell table:style-name="TableCell447">
            <text:p text:style-name="P448">&lt;niet BGT&gt;</text:p>
          </table:table-cell>
          <table:table-cell table:style-name="TableCell449">
            <text:p text:style-name="P450">Telpaal</text:p>
          </table:table-cell>
          <table:table-cell table:style-name="TableCell451">
            <text:p text:style-name="P452">punt</text:p>
          </table:table-cell>
          <table:table-cell table:style-name="TableCell453">
            <text:p text:style-name="P454">*-**-KL-TELPUNT-G</text:p>
          </table:table-cell>
        </table:table-row>
        <table:table-row table:style-name="TableRow455">
          <table:table-cell table:style-name="TableCell456">
            <text:p text:style-name="P457">Paal</text:p>
          </table:table-cell>
          <table:table-cell table:style-name="TableCell458">
            <text:p text:style-name="P459">&lt;niet BGT&gt;</text:p>
          </table:table-cell>
          <table:table-cell table:style-name="TableCell460">
            <text:p text:style-name="P461">Portaal</text:p>
          </table:table-cell>
          <table:table-cell table:style-name="TableCell462">
            <text:p text:style-name="P463">punt</text:p>
          </table:table-cell>
          <table:table-cell table:style-name="TableCell464">
            <text:p text:style-name="P465">*-**-VW-BEWEGWIJZERING_DRAAGCONSTRUCTIE_PORTAAL-G</text:p>
          </table:table-cell>
        </table:table-row>
      </table:table>
      <text:p text:style-name="P466"/>
      <text:p text:style-name="P467"/>
      <text:p text:style-name="P4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Standaard" style:display-name="Standaard" style:family="paragraph">
      <style:text-properties fo:font-size="12pt" style:font-size-asian="12pt" style:font-size-complex="12pt" fo:hyphenate="false"/>
    </style:style>
    <style:style style:name="Standaardalinea-lettertype" style:display-name="Standaardalinea-lettertype" style:family="text"/>
    <style:style style:name="Ballontekst" style:display-name="Ballontekst" style:family="paragraph" style:parent-style-name="Standaard">
      <style:text-properties style:font-name="Tahoma" style:font-name-complex="Tahoma" fo:font-size="8pt" style:font-size-asian="8pt" style:font-size-complex="8pt" fo:hyphenate="false"/>
    </style:style>
    <style:style style:name="BallontekstChar" style:display-name="Ballontekst Char" style:family="text">
      <style:text-properties style:font-name="Tahoma" style:font-name-complex="Tahoma" fo:font-size="8pt" style:font-size-asian="8pt" style:font-size-complex="8pt"/>
    </style:style>
    <style:style style:name="Koptekst" style:display-name="Kop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>
      <style:text-properties fo:font-size="12pt" style:font-size-asian="12pt" style:font-size-complex="12pt"/>
    </style:style>
    <style:style style:name="Voettekst" style:display-name="Voet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Koptekst" style:family="paragraph">
      <style:paragraph-properties style:line-height-at-least="0.1666in"/>
      <style:text-properties style:font-name="Verdana"/>
    </style:style>
    <style:style style:name="P3" style:parent-style-name="Koptekst" style:family="paragraph">
      <style:paragraph-properties style:line-height-at-least="0.1666in"/>
      <style:text-properties style:font-name="Verdana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Koptekst"><draw:frame draw:z-index="251658240" draw:style-name="a0" draw:name="Afbeelding 4" text:anchor-type="paragraph" svg:x="0in" svg:y="-0.44514in" svg:width="1.52639in" svg:height="0.50972in" style:rel-width="scale" style:rel-height="scale"><draw:image xlink:href="media/image1.jpeg" xlink:type="simple" xlink:show="embed" xlink:actuate="onLoad"/><svg:title/><svg:desc>geonovum logo klein</svg:desc></draw:frame></text:p>
        <text:p text:style-name="Koptekst"/>
      </style:header>
      <style:footer>
        <text:p text:style-name="Voettekst"/>
      </style:footer>
    </style:master-page>
    <style:master-page style:next-style-name="MP0" style:name="MPF0" style:page-layout-name="PL0">
      <style:header>
        <text:p text:style-name="Koptekst"><draw:frame draw:z-index="251657216" draw:style-name="a1" draw:name="Afbeelding 5" text:anchor-type="paragraph" svg:x="2.13819in" svg:y="-0.4625in" svg:width="2.25278in" svg:height="1.14167in" style:rel-width="scale" style:rel-height="scale"><draw:image xlink:href="media/image2.jpeg" xlink:type="simple" xlink:show="embed" xlink:actuate="onLoad"/><svg:title/><svg:desc>geonovum logo</svg:desc></draw:frame></text:p>
        <text:p text:style-name="Koptekst"/>
        <text:p text:style-name="Koptekst"/>
        <text:p text:style-name="Koptekst"/>
        <text:p text:style-name="Koptekst"/>
        <text:p text:style-name="P2">Rapport<text:s/>BGT | IMGeo en NLCS</text:p>
        <text:p text:style-name="P3">Bijlage<text:s/>7<text:s/>BGT | IMGeo deels te mappen naar NLCS</text:p>
        <text:p text:style-name="Koptekst"/>
      </style:header>
      <style:footer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Vlakobjecten waarvoor wel een NLCS laag voor vlakgrens aanwezig is, maar geen laag voor elementtype symbool en een bijbehorend symbool:</dc:title>
    <meta:initial-creator>d09021</meta:initial-creator>
    <dc:creator>Yvonne Verdonk</dc:creator>
    <meta:creation-date>2013-12-07T17:39:00Z</meta:creation-date>
    <dc:date>2013-12-07T17:39:00Z</dc:date>
    <meta:template xlink:href="Normal.dotm" xlink:type="simple"/>
    <meta:editing-cycles>2</meta:editing-cycles>
    <meta:editing-duration>PT60S</meta:editing-duration>
    <meta:document-statistic meta:page-count="2" meta:paragraph-count="6" meta:word-count="522" meta:character-count="3393" meta:row-count="23" meta:non-whitespace-character-count="2877"/>
  </office:meta>
</office:document-meta>
</file>